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a948" officeooo:paragraph-rsid="001d8072"/>
    </style:style>
    <style:style style:name="P2" style:family="paragraph" style:parent-style-name="Standard">
      <style:text-properties officeooo:paragraph-rsid="001d8072"/>
    </style:style>
    <style:style style:name="P3" style:family="paragraph" style:parent-style-name="Standard">
      <style:text-properties fo:font-size="15pt" officeooo:rsid="001ca948" officeooo:paragraph-rsid="001d8072" fo:background-color="#ffff00" style:font-size-asian="15pt" style:font-size-complex="15pt"/>
    </style:style>
    <style:style style:name="P4" style:family="paragraph" style:parent-style-name="Text_20_body" style:list-style-name="L1">
      <style:text-properties officeooo:paragraph-rsid="001d8072"/>
    </style:style>
    <style:style style:name="P5" style:family="paragraph" style:parent-style-name="Text_20_body">
      <style:text-properties officeooo:rsid="001ca948" officeooo:paragraph-rsid="001d8072"/>
    </style:style>
    <style:style style:name="P6" style:family="paragraph" style:parent-style-name="Text_20_body" style:list-style-name="L1">
      <style:paragraph-properties fo:margin-top="0in" fo:margin-bottom="0in" loext:contextual-spacing="false"/>
      <style:text-properties officeooo:paragraph-rsid="001d8072"/>
    </style:style>
    <style:style style:name="T1" style:family="text">
      <style:text-properties officeooo:rsid="001ca94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CD KULLANIMI</text:p>
      <text:p text:style-name="P1"/>
      <text:p text:style-name="P1">*Lehim yapılacak</text:p>
      <text:p text:style-name="P1"/>
      <text:p text:style-name="P1">*Gerekli kütüphaneler kurulsun</text:p>
      <text:p text:style-name="P1"/>
      <text:p text:style-name="P1">*<text:a xlink:type="simple" xlink:href="http://playground.arduino.cc/Main/I2cScanner" text:style-name="Internet_20_link" text:visited-style-name="Visited_20_Internet_20_Link">http://playground.arduino.cc/Main/I2cScanner</text:a> ile ı2c adresimizi bulalım </text:p>
      <text:p text:style-name="P1"/>
      <text:p text:style-name="P1">*I2C connections are on SDA=A4 and SCL=A5. </text:p>
      <text:p text:style-name="P1"/>
      <text:p text:style-name="P2"><text:span text:style-name="T1">*Check </text:span>#define I2C_ADDR, <text:span text:style-name="Source_20_Text">lcd.begin (16,2);</text:span></text:p>
      <text:p text:style-name="P2"><text:span text:style-name="Source_20_Text"/></text:p>
      <text:p text:style-name="P1"><text:a xlink:type="simple" xlink:href="http://www.instructables.com/id/I2C-LCD-Controller-the-easy-way/?ALLSTEPS" text:style-name="Internet_20_link" text:visited-style-name="Visited_20_Internet_20_Link">http://www.instructables.com/id/I2C-LCD-Controller-the-easy-way/?ALLSTEPS</text:a> </text:p>
      <text:p text:style-name="P1"><text:a xlink:type="simple" xlink:href="https://learn.adafruit.com/i2c-spi-lcd-backpack/connect-to-i2c" text:style-name="Internet_20_link" text:visited-style-name="Visited_20_Internet_20_Link">https://learn.adafruit.com/i2c-spi-lcd-backpack/connect-to-i2c</text:a> </text:p>
      <text:p text:style-name="P1"/>
      <text:p text:style-name="P5">Önemli LCD Fonksiyonları:</text:p>
      <text:list xml:id="list175112230119677468" text:style-name="L1">
        <text:list-item>
          <text:p text:style-name="P6"><text:span text:style-name="Strong_20_Emphasis">lcd.begin(sutun_sayisi, satir_sayisi)</text:span>: LCD ekranın tanınması için setup fonksiyonu içerisinde kullanılır. LCD kurulumu için fonksiyona sütun ve satır sayısı eklenmelidir. </text:p>
        </text:list-item>
        <text:list-item>
          <text:p text:style-name="P6"><text:span text:style-name="Strong_20_Emphasis">lcd.print("</text:span><text:span text:style-name="Strong_20_Emphasis"><text:span text:style-name="T1">Burak Acar</text:span></text:span><text:span text:style-name="Strong_20_Emphasis">")</text:span>: LCD ekrana yazı yazdırmak için kullanılır. </text:p>
        </text:list-item>
        <text:list-item>
          <text:p text:style-name="P6"><text:span text:style-name="Strong_20_Emphasis">lcd.setCursor(sütun_sayısı, satır_sayısı)</text:span>: LCD ekran üzerinde imlecin yerini ayarlamak için kullanılır. Sütun ve satır sayıları 0'dan başlamaktadır. Örneğin alt satıra inmek için fonksiyon içerisine (0,1) yazılmalıdır. Böylece imleç, 0. sütun ve 1. satıra gidecektir. İmlecin yeri ayarlandıktan sonra yazma işlemi, imlecin bulunduğu yerden başlar. </text:p>
        </text:list-item>
        <text:list-item>
          <text:p text:style-name="P4"><text:span text:style-name="Strong_20_Emphasis">lcd.clear()</text:span>: LCD ekranda yazan her şeyi siler ve imleci en başa alır.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2T22:27:37.313468717</meta:creation-date>
    <dc:date>2016-02-02T22:28:59.637134780</dc:date>
    <meta:editing-duration>PT1M22S</meta:editing-duration>
    <meta:editing-cycles>1</meta:editing-cycles>
    <meta:document-statistic meta:table-count="0" meta:image-count="0" meta:object-count="0" meta:page-count="1" meta:paragraph-count="13" meta:word-count="115" meta:character-count="1040" meta:non-whitespace-character-count="934"/>
    <meta:generator>LibreOffice/5.0.2.2$Linux_X86_64 LibreOffice_project/00m0$Build-2</meta:generator>
  </office:meta>
</office:document-meta>
</file>